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001cm" table:align="margins"/>
    </style:style>
    <style:style style:name="表格1.A" style:family="table-column">
      <style:table-column-properties style:column-width="2.185cm" style:rel-column-width="7537*"/>
    </style:style>
    <style:style style:name="表格1.B" style:family="table-column">
      <style:table-column-properties style:column-width="6.595cm" style:rel-column-width="22747*"/>
    </style:style>
    <style:style style:name="表格1.C" style:family="table-column">
      <style:table-column-properties style:column-width="1.723cm" style:rel-column-width="5943*"/>
    </style:style>
    <style:style style:name="表格1.D" style:family="table-column">
      <style:table-column-properties style:column-width="1.826cm" style:rel-column-width="6296*"/>
    </style:style>
    <style:style style:name="表格1.E" style:family="table-column">
      <style:table-column-properties style:column-width="0.82cm" style:rel-column-width="2828*"/>
    </style:style>
    <style:style style:name="表格1.F" style:family="table-column">
      <style:table-column-properties style:column-width="1.138cm" style:rel-column-width="3924*"/>
    </style:style>
    <style:style style:name="表格1.G" style:family="table-column">
      <style:table-column-properties style:column-width="0.409cm" style:rel-column-width="1411*"/>
    </style:style>
    <style:style style:name="表格1.H" style:family="table-column">
      <style:table-column-properties style:column-width="0.859cm" style:rel-column-width="2962*"/>
    </style:style>
    <style:style style:name="表格1.I" style:family="table-column">
      <style:table-column-properties style:column-width="3.447cm" style:rel-column-width="11887*"/>
    </style:style>
    <style:style style:name="表格1.1" style:family="table-row">
      <style:table-row-properties style:min-row-height="0.609cm"/>
    </style:style>
    <style:style style:name="表格1.A1" style:family="table-cell">
      <style:table-cell-properties fo:padding="0cm" fo:border="none"/>
    </style:style>
    <style:style style:name="表格1.2" style:family="table-row">
      <style:table-row-properties style:min-row-height="0.423cm"/>
    </style:style>
    <style:style style:name="表格1.4" style:family="table-row">
      <style:table-row-properties style:min-row-height="0.159cm"/>
    </style:style>
    <style:style style:name="表格1.6" style:family="table-row">
      <style:table-row-properties style:min-row-height="0.848cm"/>
    </style:style>
    <style:style style:name="表格1.A6" style:family="table-cell">
      <style:table-cell-properties fo:padding="0.097cm" fo:border-left="0.035cm solid #000000" fo:border-right="none" fo:border-top="0.035cm solid #000000" fo:border-bottom="0.035cm solid #000000"/>
    </style:style>
    <style:style style:name="表格1.H6" style:family="table-cell">
      <style:table-cell-properties fo:padding="0.097cm" fo:border="0.035cm solid #000000"/>
    </style:style>
    <style:style style:name="表格1.A7" style:family="table-cell">
      <style:table-cell-properties fo:padding="0.097cm" fo:border-left="0.035cm solid #000000" fo:border-right="none" fo:border-top="none" fo:border-bottom="0.035cm solid #000000"/>
    </style:style>
    <style:style style:name="表格1.H7" style:family="table-cell">
      <style:table-cell-properties fo:padding="0.097cm" fo:border-left="0.035cm solid #000000" fo:border-right="0.035cm solid #000000" fo:border-top="none" fo:border-bottom="0.035cm solid #000000"/>
    </style:style>
    <style:style style:name="表格1.8" style:family="table-row">
      <style:table-row-properties style:min-row-height="1.542cm"/>
    </style:style>
    <style:style style:name="表格1.9" style:family="table-row">
      <style:table-row-properties style:min-row-height="1.561cm"/>
    </style:style>
    <style:style style:name="表格1.A9" style:family="table-cell">
      <style:table-cell-properties fo:padding="0.097cm" fo:border-left="0.035cm solid #000000" fo:border-right="0.035cm solid #000000" fo:border-top="0.035cm solid #000000" fo:border-bottom="none"/>
    </style:style>
    <style:style style:name="表格1.C10" style:family="table-cell">
      <style:table-cell-properties fo:padding="0.097cm" fo:border-left="none" fo:border-right="none" fo:border-top="none" fo:border-bottom="0.035cm solid #000000"/>
    </style:style>
    <style:style style:name="表格1.G10" style:family="table-cell">
      <style:table-cell-properties fo:padding="0.097cm" fo:border-left="none" fo:border-right="0.035cm solid #000000" fo:border-top="none" fo:border-bottom="0.035cm solid #000000"/>
    </style:style>
    <style:style style:name="表格1.11" style:family="table-row">
      <style:table-row-properties style:min-row-height="0.386cm"/>
    </style:style>
    <style:style style:name="表格1.A11" style:family="table-cell">
      <style:table-cell-properties fo:padding="0cm" fo:border-left="none" fo:border-right="none" fo:border-top="none" fo:border-bottom="0.035cm solid #000000"/>
    </style:style>
    <style:style style:name="表格1.13" style:family="table-row">
      <style:table-row-properties style:min-row-height="0.291cm"/>
    </style:style>
    <style:style style:name="表格1.A13" style:family="table-cell">
      <style:table-cell-properties style:vertical-align="middle" fo:padding="0.097cm" fo:border="0.035cm solid #000000"/>
    </style:style>
    <style:style style:name="表格1.I13" style:family="table-cell">
      <style:table-cell-properties style:vertical-align="middle" fo:padding="0.097cm" fo:border-left="0.035cm solid #000000" fo:border-right="0.035cm solid #000000" fo:border-top="none" fo:border-bottom="0.035cm solid #000000"/>
    </style:style>
    <style:style style:name="表格1.14" style:family="table-row">
      <style:table-row-properties style:min-row-height="0.667cm"/>
    </style:style>
    <style:style style:name="表格1.B14" style:family="table-cell">
      <style:table-cell-properties fo:padding="0.097cm" fo:border-left="0.035cm solid #000000" fo:border-right="0.035cm solid #000000" fo:border-top="none" fo:border-bottom="none"/>
    </style:style>
    <style:style style:name="表格1.15" style:family="table-row">
      <style:table-row-properties style:min-row-height="0.37cm"/>
    </style:style>
    <style:style style:name="表格1.16" style:family="table-row">
      <style:table-row-properties style:min-row-height="0.45cm"/>
    </style:style>
    <style:style style:name="表格1.17" style:family="table-row">
      <style:table-row-properties style:min-row-height="0.407cm"/>
    </style:style>
    <style:style style:name="表格1.A17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表格1.18" style:family="table-row">
      <style:table-row-properties style:min-row-height="1.138cm"/>
    </style:style>
    <style:style style:name="表格1.19" style:family="table-row">
      <style:table-row-properties style:min-row-height="0.392cm"/>
    </style:style>
    <style:style style:name="表格1.20" style:family="table-row">
      <style:table-row-properties style:min-row-height="0.268cm"/>
    </style:style>
    <style:style style:name="表格1.21" style:family="table-row">
      <style:table-row-properties style:min-row-height="0.508cm"/>
    </style:style>
    <style:style style:name="表格1.22" style:family="table-row">
      <style:table-row-properties style:min-row-height="1.159cm"/>
    </style:style>
    <style:style style:name="表格1.24" style:family="table-row">
      <style:table-row-properties style:min-row-height="0.425cm"/>
    </style:style>
    <style:style style:name="表格1.25" style:family="table-row">
      <style:table-row-properties style:min-row-height="1.249cm"/>
    </style:style>
    <style:style style:name="表格1.26" style:family="table-row">
      <style:table-row-properties style:min-row-height="0.148cm"/>
    </style:style>
    <style:style style:name="表格1.28" style:family="table-row">
      <style:table-row-properties style:min-row-height="1.222cm"/>
    </style:style>
    <style:style style:name="表格1.29" style:family="table-row">
      <style:table-row-properties style:min-row-height="1.208cm"/>
    </style:style>
    <style:style style:name="表格1.30" style:family="table-row">
      <style:table-row-properties style:min-row-height="0.337cm"/>
    </style:style>
    <style:style style:name="表格1.31" style:family="table-row">
      <style:table-row-properties style:min-row-height="0.582cm"/>
    </style:style>
    <style:style style:name="表格1.32" style:family="table-row">
      <style:table-row-properties style:min-row-height="0.529cm"/>
    </style:style>
    <style:style style:name="表格1.33" style:family="table-row">
      <style:table-row-properties style:min-row-height="0.476cm"/>
    </style:style>
    <style:style style:name="表格1.34" style:family="table-row">
      <style:table-row-properties style:min-row-height="0.198cm"/>
    </style:style>
    <style:style style:name="P1" style:family="paragraph" style:parent-style-name="Table_20_Contents">
      <style:paragraph-properties fo:text-align="center" style:justify-single-word="false"/>
      <style:text-properties style:font-name-asian="宋体" style:language-asian="zh" style:country-asian="CN"/>
    </style:style>
    <style:style style:name="P2" style:family="paragraph" style:parent-style-name="Table_20_Contents">
      <style:paragraph-properties fo:text-align="center" style:justify-single-word="false"/>
      <style:text-properties fo:font-size="16pt" fo:font-weight="bold" style:font-name-asian="宋体" style:font-size-asian="16pt" style:language-asian="zh" style:country-asian="CN" style:font-weight-asian="bold" style:font-size-complex="16pt" style:font-weight-complex="bold"/>
    </style:style>
    <style:style style:name="P3" style:family="paragraph" style:parent-style-name="Table_20_Contents">
      <style:text-properties fo:font-size="9pt" style:font-name-asian="宋体" style:font-size-asian="9pt" style:font-size-complex="9pt"/>
    </style:style>
    <style:style style:name="P4" style:family="paragraph" style:parent-style-name="Table_20_Contents">
      <style:text-properties fo:font-size="9pt" style:font-name-asian="宋体" style:font-size-asian="9pt" style:language-asian="zh" style:country-asian="CN" style:font-size-complex="9pt"/>
    </style:style>
    <style:style style:name="P5" style:family="paragraph" style:parent-style-name="Table_20_Contents">
      <style:paragraph-properties fo:text-align="end" style:justify-single-word="false"/>
      <style:text-properties fo:font-size="9pt" style:font-name-asian="宋体" style:font-size-asian="9pt" style:language-asian="zh" style:country-asian="CN" style:font-size-complex="9pt"/>
    </style:style>
    <style:style style:name="P6" style:family="paragraph" style:parent-style-name="Table_20_Contents">
      <style:text-properties fo:font-size="9pt" style:text-underline-style="solid" style:text-underline-width="auto" style:text-underline-color="font-color" style:font-name-asian="宋体" style:font-size-asian="9pt" style:language-asian="zh" style:country-asian="CN" style:font-size-complex="9pt"/>
    </style:style>
    <style:style style:name="P7" style:family="paragraph" style:parent-style-name="Table_20_Contents">
      <style:text-properties fo:font-size="12pt" style:font-name-asian="宋体" style:font-size-asian="12pt" style:language-asian="zh" style:country-asian="CN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style:font-name-asian="宋体" style:font-size-asian="12pt" style:language-asian="zh" style:country-asian="CN" style:font-size-complex="12pt"/>
    </style:style>
    <style:style style:name="P9" style:family="paragraph" style:parent-style-name="Table_20_Contents">
      <style:text-properties style:font-name="宋体" fo:font-size="9pt" style:font-name-asian="宋体" style:font-size-asian="9pt" style:language-asian="zh" style:country-asian="CN" style:font-size-complex="9pt"/>
    </style:style>
    <style:style style:name="P10" style:family="paragraph" style:parent-style-name="Table_20_Contents">
      <style:text-properties style:font-name="宋体" fo:font-size="10.5pt" style:font-name-asian="宋体" style:font-size-asian="10.5pt" style:language-asian="zh" style:country-asian="CN" style:font-size-complex="10.5pt"/>
    </style:style>
    <style:style style:name="P11" style:family="paragraph" style:parent-style-name="Table_20_Contents">
      <style:text-properties fo:font-size="10.5pt" style:font-name-asian="宋体" style:font-size-asian="10.5pt" style:language-asian="zh" style:country-asian="CN" style:font-size-complex="10.5pt"/>
    </style:style>
    <style:style style:name="P12" style:family="paragraph" style:parent-style-name="Table_20_Contents">
      <style:text-properties fo:font-size="5pt" style:font-name-asian="宋体" style:font-size-asian="5pt" style:font-size-complex="5pt"/>
    </style:style>
    <style:style style:name="P13" style:family="paragraph" style:parent-style-name="Standard">
      <style:paragraph-properties style:line-spacing="0cm" fo:text-align="center" style:justify-single-word="false"/>
      <style:text-properties style:font-name="Times New Roman" fo:font-size="9pt" fo:font-weight="bold" style:font-name-asian="宋体" style:font-size-asian="9pt" style:language-asian="zh" style:country-asian="CN" style:font-weight-asian="bold" style:font-size-complex="9pt" style:font-weight-complex="bold"/>
    </style:style>
    <style:style style:name="P14" style:family="paragraph" style:parent-style-name="Table_20_Contents">
      <style:text-properties fo:font-size="9pt" style:font-name-asian="宋体" style:font-size-asian="9pt" style:language-asian="zh" style:country-asian="CN" style:font-size-complex="9pt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row table:style-name="表格1.1">
          <table:table-cell table:style-name="表格1.A1" table:number-columns-spanned="9" office:value-type="string">
            <text:p text:style-name="P2">深圳市牧泰莱电路技术有限公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">
          <table:table-cell table:style-name="表格1.A1" table:number-columns-spanned="9" office:value-type="string">
            <text:p text:style-name="P13">SHENZHEN MULTILAYER PCB TECHNOLOGY CO., LT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9" office:value-type="string">
            <text:p text:style-name="P2">非常规合同评审记录表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1" table:number-columns-spanned="9" office:value-type="string">
            <text:p text:style-name="P4">[[repeatIn(objects,'o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9" office:value-type="string">
            <text:p text:style-name="P5">编号：[[o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6" office:value-type="string">
            <text:p text:style-name="P11">文 件 名：</text:p>
          </table:table-cell>
          <table:table-cell table:style-name="表格1.A6" table:number-columns-spanned="3" office:value-type="string">
            <text:p text:style-name="P9">[[o.file_name]]</text:p>
          </table:table-cell>
          <table:covered-table-cell/>
          <table:covered-table-cell/>
          <table:table-cell table:style-name="表格1.A6" table:number-columns-spanned="3" office:value-type="string">
            <text:p text:style-name="P10">档 案 号：</text:p>
          </table:table-cell>
          <table:covered-table-cell/>
          <table:covered-table-cell/>
          <table:table-cell table:style-name="表格1.H6" table:number-columns-spanned="2" office:value-type="string">
            <text:p text:style-name="P9">[[o.partner_id.partner_code]]-[[o.product_id]]</text:p>
          </table:table-cell>
          <table:covered-table-cell/>
        </table:table-row>
        <table:table-row>
          <table:table-cell table:style-name="表格1.A7" office:value-type="string">
            <text:p text:style-name="P11">订货数量：</text:p>
          </table:table-cell>
          <table:table-cell table:style-name="表格1.A7" table:number-columns-spanned="3" office:value-type="string">
            <text:p text:style-name="P9">[[o.order_qty]] X [[o.pcb_info_id.delivery_type]]PCS</text:p>
          </table:table-cell>
          <table:covered-table-cell/>
          <table:covered-table-cell/>
          <table:table-cell table:style-name="表格1.A7" table:number-columns-spanned="3" office:value-type="string">
            <text:p text:style-name="P10">交货日期：</text:p>
          </table:table-cell>
          <table:covered-table-cell/>
          <table:covered-table-cell/>
          <table:table-cell table:style-name="表格1.H7" table:number-columns-spanned="2" office:value-type="string">
            <text:p text:style-name="P9">[[o.delivery_time]]</text:p>
          </table:table-cell>
          <table:covered-table-cell/>
        </table:table-row>
        <table:table-row table:style-name="表格1.8">
          <table:table-cell table:style-name="表格1.H7" table:number-columns-spanned="9" office:value-type="string">
            <text:p text:style-name="P7">非常规情况描述：</text:p>
            <text:p text:style-name="P4"><text:s text:c="4"/>[[o.unconventional_note]]。[[o.not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9">
          <table:table-cell table:style-name="表格1.A9" table:number-columns-spanned="9" office:value-type="string">
            <text:p text:style-name="P7">其他参数描述：</text:p>
            <text:p text:style-name="P4"><text:s text:c="5"/>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7" table:number-columns-spanned="2" office:value-type="string">
            <text:p text:style-name="P3"/>
          </table:table-cell>
          <table:covered-table-cell/>
          <table:table-cell table:style-name="表格1.C10" office:value-type="string">
            <text:p text:style-name="P4">订单中心：</text:p>
          </table:table-cell>
          <table:table-cell table:style-name="表格1.C10" table:number-columns-spanned="2" office:value-type="string">
            <text:p text:style-name="P4">[[o.responsible_id.name]]</text:p>
          </table:table-cell>
          <table:covered-table-cell/>
          <table:table-cell table:style-name="表格1.C10" office:value-type="string">
            <text:p text:style-name="P4">日期：</text:p>
          </table:table-cell>
          <table:table-cell table:style-name="表格1.G10" table:number-columns-spanned="3" office:value-type="string">
            <text:p text:style-name="P4">[[o.confirm_time]]</text:p>
          </table:table-cell>
          <table:covered-table-cell/>
          <table:covered-table-cell/>
        </table:table-row>
        <table:table-row table:style-name="表格1.11">
          <table:table-cell table:style-name="表格1.A11" table:number-columns-spanned="9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H6" table:number-columns-spanned="9" office:value-type="string">
            <text:p text:style-name="P1">非常规合同评审记录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3">
          <table:table-cell table:style-name="表格1.A13" table:number-rows-spanned="4" office:value-type="string">
            <text:p text:style-name="P8">工 程</text:p>
            <text:p text:style-name="P8"><text:s/>技术部： </text:p>
          </table:table-cell>
          <table:table-cell table:style-name="表格1.A9" table:number-columns-spanned="7" office:value-type="string">
            <text:p text:style-name="P4">能否满足合同特殊设计/工艺要求？[[is_sure(cr,uid,o.id,'工程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13" table:number-rows-spanned="4" office:value-type="string">
            <text:p text:style-name="P6">工程部：[[des_app_time(cr,uid,o.id,'工程部','app')]]</text:p>
            <text:p text:style-name="P4"/>
            <text:p text:style-name="P6">日 <text:s/>期：[[des_app_time(cr,uid,o.id,'工程部','time')]]</text:p>
          </table:table-cell>
        </table:table-row>
        <table:table-row table:style-name="表格1.14">
          <table:covered-table-cell/>
          <table:table-cell table:style-name="表格1.B14" table:number-columns-spanned="7" office:value-type="string">
            <text:p text:style-name="P4">[[des_app_time(cr,uid,o.id,'工程部','des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5">
          <table:covered-table-cell/>
          <table:table-cell table:style-name="表格1.B14" table:number-columns-spanned="7" office:value-type="string">
            <text:p text:style-name="P4">是否需要其他部门评审？[[next_dpt(cr,uid,o.id,'工程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6">
          <table:covered-table-cell/>
          <table:table-cell table:style-name="表格1.H7" table:number-columns-spanned="7" office:value-type="string">
            <text:p text:style-name="P4">仅限于样品加工：[[ex_pr(cr,uid,o.id,'工程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7" table:number-rows-spanned="4" office:value-type="string">
            <text:p text:style-name="P8"><text:s/>工艺部：</text:p>
          </table:table-cell>
          <table:table-cell table:style-name="表格1.A9" table:number-columns-spanned="7" office:value-type="string">
            <text:p text:style-name="P4">能否满足合同特殊设计/工艺要求？[[is_sure(cr,uid,o.id,'工艺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3" table:number-rows-spanned="4" office:value-type="string">
            <text:p text:style-name="P4"/>
            <text:p text:style-name="P6">工艺/研发：[[des_app_time(cr,uid,o.id,'工艺部','app')]]</text:p>
            <text:p text:style-name="P4"/>
            <text:p text:style-name="P6">日 <text:s/>期：[[des_app_time(cr,uid,o.id,'工艺部','time')]]</text:p>
            <text:p text:style-name="P3"/>
            <text:p text:style-name="P3"/>
          </table:table-cell>
        </table:table-row>
        <table:table-row table:style-name="表格1.18">
          <table:covered-table-cell/>
          <table:table-cell table:style-name="表格1.B14" table:number-columns-spanned="7" office:value-type="string">
            <text:p text:style-name="P4">[[des_app_time(cr,uid,o.id,'工艺部','des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9">
          <table:covered-table-cell/>
          <table:table-cell table:style-name="表格1.B14" table:number-columns-spanned="7" office:value-type="string">
            <text:p text:style-name="P4">是否需要其他部门评审？[[next_dpt(cr,uid,o.id,'工艺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0">
          <table:covered-table-cell/>
          <table:table-cell table:style-name="表格1.H7" table:number-columns-spanned="7" office:value-type="string">
            <text:p text:style-name="P4">是否需要申请研发立项？[[ex_pr(cr,uid,o.id,'工艺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1">
          <table:table-cell table:style-name="表格1.A17" table:number-rows-spanned="3" office:value-type="string">
            <text:p text:style-name="P7"><text:s/>品质部：</text:p>
          </table:table-cell>
          <table:table-cell table:style-name="表格1.A9" table:number-columns-spanned="7" office:value-type="string">
            <text:p text:style-name="P4">能否满足合同特殊品质要求？[[is_sure(cr,uid,o.id,'品质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7" table:number-rows-spanned="3" office:value-type="string">
            <text:p text:style-name="P4"/>
            <text:p text:style-name="P6">品质部：[[des_app_time(cr,uid,o.id,'品质部','app')]]</text:p>
            <text:p text:style-name="P4"/>
            <text:p text:style-name="P6">日期：[[des_app_time(cr,uid,o.id,'品质部','time')]]</text:p>
          </table:table-cell>
        </table:table-row>
        <table:table-row table:style-name="表格1.22">
          <table:covered-table-cell/>
          <table:table-cell table:style-name="表格1.B14" table:number-columns-spanned="7" office:value-type="string">
            <text:p text:style-name="P4">[[des_app_time(cr,uid,o.id,'品质部','des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covered-table-cell/>
          <table:table-cell table:style-name="表格1.H7" table:number-columns-spanned="7" office:value-type="string">
            <text:p text:style-name="P4">是否需要其他部门评审？[[next_dpt(cr,uid,o.id,'品质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17" table:number-rows-spanned="3" office:value-type="string">
            <text:p text:style-name="P7"><text:s/>物控部：</text:p>
          </table:table-cell>
          <table:table-cell table:style-name="表格1.A9" table:number-columns-spanned="7" office:value-type="string">
            <text:p text:style-name="P4">能否满足合同特殊物料要求？[[is_sure(cr,uid,o.id,'物控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7" table:number-rows-spanned="3" office:value-type="string">
            <text:p text:style-name="P6"/>
            <text:p text:style-name="P6">物控部：[[des_app_time(cr,uid,o.id,'物控部','app')]]</text:p>
            <text:p text:style-name="P4"/>
            <text:p text:style-name="P6">日期：[[des_app_time(cr,uid,o.id,'物控部','time')]]</text:p>
          </table:table-cell>
        </table:table-row>
        <table:table-row table:style-name="表格1.25">
          <table:covered-table-cell/>
          <table:table-cell table:style-name="表格1.B14" table:number-columns-spanned="7" office:value-type="string">
            <text:p text:style-name="P4">[[des_app_time(cr,uid,o.id,'物控部','des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6">
          <table:covered-table-cell/>
          <table:table-cell table:style-name="表格1.H7" table:number-columns-spanned="7" office:value-type="string">
            <text:p text:style-name="P4">是否需要其他部门评审？[[next_dpt(cr,uid,o.id,'物控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4">
          <table:table-cell table:style-name="表格1.A17" table:number-rows-spanned="3" office:value-type="string">
            <text:p text:style-name="P7"><text:s text:c="2"/>生产</text:p>
            <text:p text:style-name="P7"><text:s/>计划部：</text:p>
          </table:table-cell>
          <table:table-cell table:style-name="表格1.A9" table:number-columns-spanned="7" office:value-type="string">
            <text:p text:style-name="P4">能否满足合同特殊要货期要求？[[is_sure(cr,uid,o.id,'计划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7" table:number-rows-spanned="3" office:value-type="string">
            <text:p text:style-name="P6">生产</text:p>
            <text:p text:style-name="P6">计划部：[[des_app_time(cr,uid,o.id,'计划部','app')]]</text:p>
            <text:p text:style-name="P6"/>
            <text:p text:style-name="P6">日期：[[des_app_time(cr,uid,o.id,'计划部','time')]]</text:p>
          </table:table-cell>
        </table:table-row>
        <table:table-row table:style-name="表格1.28">
          <table:covered-table-cell/>
          <table:table-cell table:style-name="表格1.B14" table:number-columns-spanned="7" office:value-type="string">
            <text:p text:style-name="P4">[[des_app_time(cr,uid,o.id,'计划部','des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29">
          <table:covered-table-cell/>
          <table:table-cell table:style-name="表格1.H7" table:number-columns-spanned="7" office:value-type="string">
            <text:p text:style-name="P4">是否需要其他部门评审？[[next_dpt(cr,uid,o.id,'计划部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0">
          <table:table-cell table:style-name="表格1.A17" table:number-rows-spanned="2" office:value-type="string">
            <text:p text:style-name="P8"><text:soft-page-break/>最终</text:p>
            <text:p text:style-name="P8">审核</text:p>
          </table:table-cell>
          <table:table-cell table:style-name="表格1.A9" table:number-columns-spanned="7" office:value-type="string">
            <text:p text:style-name="P4">不能满足要求的部门与本部门总监最终确认是否满足特殊要求？[[is_sure(cr,uid,o.id,'总经办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H7" table:number-rows-spanned="2" office:value-type="string">
            <text:p text:style-name="P4"><text:span text:style-name="T1">评审人：</text:span><text:soft-page-break/><text:span text:style-name="T1">[[des_app_time(cr,uid,o.id,'总经办','app')]]</text:span></text:p>
            <text:p text:style-name="P6">日期：[[des_app_time(cr,uid,o.id,'总经办','time')]]</text:p>
          </table:table-cell>
        </table:table-row>
        <table:table-row table:style-name="表格1.31">
          <table:covered-table-cell/>
          <table:table-cell table:style-name="表格1.H7" table:number-columns-spanned="7" office:value-type="string">
            <text:p text:style-name="P4">[[des_app_time(cr,uid,o.id,'总经办','des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2">
          <table:table-cell table:style-name="表格1.A9" table:number-columns-spanned="9" office:value-type="string">
            <text:p text:style-name="P4">批准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3">
          <table:table-cell table:style-name="表格1.B14" table:number-columns-spanned="9" office:value-type="string">
            <text:p text:style-name="P4"><text:s text:c="5"/>[[des_app_time(cr,uid,o.id,'订单中心','des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4">
          <table:table-cell table:style-name="表格1.B14" table:number-columns-spanned="9" office:value-type="string">
            <text:p text:style-name="P4"><text:s text:c="66"/>批准： [[des_app_time(cr,uid,o.id,'订单中心','app')]] <text:s text:c="13"/>日期： [[des_app_time(cr,uid,o.id,'订单中心','time'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34">
          <table:table-cell table:style-name="表格1.H7" table:number-columns-spanned="9" office:value-type="string">
            <text:p text:style-name="P4">2009/08/24 Rev:C <text:s text:c="183"/>MTL-SR-00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7M27S</meta:editing-duration>
    <meta:editing-cycles>62</meta:editing-cycles>
    <meta:generator>OpenOffice.org/3.4.1$Win32 OpenOffice.org_project/341m1$Build-9593</meta:generator>
    <dc:date>2015-01-29T11:19:09.30</dc:date>
    <meta:print-date>2015-01-28T14:21:37.36</meta:print-date>
    <meta:document-statistic meta:table-count="1" meta:image-count="0" meta:object-count="0" meta:page-count="2" meta:paragraph-count="67" meta:word-count="529" meta:character-count="2209"/>
    <meta:user-defined meta:name="Info 1"/>
    <meta:user-defined meta:name="Info 2"/>
    <meta:user-defined meta:name="Info 3"/>
    <meta:user-defined meta:name="Info 4"/>
  </office:meta>
</office:document-meta>
</file>